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95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1.0335in"/>
    </style:style>
    <style:style style:name="co9" style:family="table-column">
      <style:table-column-properties fo:break-before="auto" style:column-width="1.2201in"/>
    </style:style>
    <style:style style:name="ro6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098in" fo:break-before="auto" style:use-optimal-row-height="false"/>
    </style:style>
    <style:style style:name="ro5" style:family="table-row">
      <style:table-row-properties style:row-height="0.2244in" fo:break-before="auto" style:use-optimal-row-height="tru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7" style:family="table-cell" style:parent-style-name="Heading_20_1">
      <style:table-cell-properties fo:border="0.74pt solid #000000"/>
      <style:text-properties fo:font-size="20pt" style:font-size-asian="20pt" style:font-size-complex="20pt"/>
    </style:style>
    <style:style style:name="ce28" style:family="table-cell" style:parent-style-name="Accent_20_3">
      <style:table-cell-properties fo:border="0.74pt solid #000000"/>
      <style:text-properties fo:font-size="15pt" style:font-size-asian="15pt" style:font-size-complex="15pt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81d41a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33" style:family="table-cell" style:parent-style-name="Default" style:data-style-name="N11">
      <style:table-cell-properties fo:background-color="#81d41a" fo:border="0.74pt solid #000000"/>
      <style:text-properties fo:font-size="15pt" style:font-size-asian="15pt" style:font-size-complex="15pt"/>
    </style:style>
    <style:style style:name="ce42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1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2" style:family="table-cell" style:parent-style-name="Default" style:data-style-name="N11">
      <style:table-cell-properties fo:background-color="#ffff38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5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81d41a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6" style:family="table-cell" style:parent-style-name="Default" style:data-style-name="N11">
      <style:table-cell-properties fo:background-color="#ffff38" fo:border="0.74pt solid #000000" fo:padding-bottom="0.0138in" fo:padding-left="0.0138in" fo:padding-right="0.0417in" fo:padding-top="0.0138in"/>
      <style:text-properties fo:font-size="13pt" style:font-size-asian="13pt" style:font-size-complex="13pt"/>
      <style:map style:condition="cell-content-is-between(0;0,0;49)" style:apply-style-name="Untitled1" style:base-cell-address="'Image Classification'.G95"/>
      <style:map style:condition="cell-content-is-between(0;50,0;69)" style:apply-style-name="Untitled2" style:base-cell-address="'Image Classification'.G95"/>
      <style:map style:condition="cell-content-is-between(0;70,1;0)" style:apply-style-name="Untitled3" style:base-cell-address="'Image Classification'.G95"/>
    </style:style>
    <style:style style:name="ce37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  <style:map style:condition="cell-content-is-between(0;0,0;49)" style:apply-style-name="Untitled1" style:base-cell-address="'Image Classification'.G95"/>
      <style:map style:condition="cell-content-is-between(0;50,0;69)" style:apply-style-name="Untitled2" style:base-cell-address="'Image Classification'.G95"/>
      <style:map style:condition="cell-content-is-between(0;70,1;0)" style:apply-style-name="Untitled3" style:base-cell-address="'Image Classification'.G95"/>
    </style:style>
    <style:style style:name="ce49" style:family="table-cell" style:parent-style-name="Heading_20_1">
      <style:table-cell-properties fo:border="0.74pt solid #000000"/>
      <style:text-properties fo:font-size="20pt" style:font-size-asian="20pt" style:font-size-complex="20pt"/>
    </style:style>
    <style:style style:name="ce50" style:family="table-cell" style:parent-style-name="Accent_20_3">
      <style:table-cell-properties fo:border="0.74pt solid #000000"/>
      <style:text-properties fo:font-size="15pt" style:font-size-asian="15pt" style:font-size-complex="15pt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#81d41a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55" style:family="table-cell" style:parent-style-name="Default" style:data-style-name="N11">
      <style:table-cell-properties fo:background-color="#81d41a" fo:border="0.74pt solid #000000"/>
      <style:text-properties fo:font-size="15pt" style:font-size-asian="15pt" style:font-size-complex="15pt"/>
    </style:style>
    <style:style style:name="ce56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Image Classification" table:style-name="ta1">
        <table:table-column table:style-name="co3" table:default-cell-style-name="ce2"/>
        <table:table-column table:style-name="co3" table:default-cell-style-name="ce11"/>
        <table:table-column table:style-name="co4" table:default-cell-style-name="ce15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4">
          <table:table-cell table:style-name="ce1" office:value-type="string" calcext:value-type="string" table:number-columns-spanned="2" table:number-rows-spanned="1">
            <text:p>AlexNet</text:p>
          </table:table-cell>
          <table:covered-table-cell table:style-name="ce3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GrayScale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table:formula="of:=[.G2]-[.B2]" office:value-type="float" office:value="-122" calcext:value-type="float">
            <text:p>-122</text:p>
          </table:table-cell>
          <table:table-cell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216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1863" calcext:value-type="float">
            <text:p>1863</text:p>
          </table:table-cell>
          <table:table-cell table:style-name="ce11" table:formula="of:=[.G3]-[.B3]" office:value-type="float" office:value="-205" calcext:value-type="float">
            <text:p>-205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1" table:formula="of:=[.G4]-[.B4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P 1</text:p>
          </table:table-cell>
          <table:table-cell table:style-name="ce13" office:value-type="percentage" office:value="0.292888095845017" calcext:value-type="percentage">
            <text:p>29.29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571" calcext:value-type="percentage">
            <text:p>57.10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3" office:value-type="percentage" office:value="0.261789446851899" calcext:value-type="percentage">
            <text:p>26.18%</text:p>
          </table:table-cell>
          <table:table-cell table:style-name="ce13" table:formula="of:=[.G5]-[.B5]" office:value-type="percentage" office:value="-0.031098648993118" calcext:value-type="percentage">
            <text:p>-3.11%</text:p>
          </table:table-cell>
          <table:table-cell/>
        </table:table-row>
        <table:table-row table:style-name="ro5">
          <table:table-cell office:value-type="string" calcext:value-type="string">
            <text:p>TOP 5</text:p>
          </table:table-cell>
          <table:table-cell table:style-name="ce12" office:value-type="percentage" office:value="0.527147591129238" calcext:value-type="percentage">
            <text:p>52.71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802" calcext:value-type="percentage">
            <text:p>80.20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3" office:value-type="percentage" office:value="0.474891664542442" calcext:value-type="percentage">
            <text:p>47.49%</text:p>
          </table:table-cell>
          <table:table-cell table:style-name="ce13" table:formula="of:=[.G6]-[.B6]" office:value-type="percentage" office:value="-0.052255926586796" calcext:value-type="percentage">
            <text:p>-5.23%</text:p>
          </table:table-cell>
          <table:table-cell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4">
          <table:table-cell table:style-name="ce1" office:value-type="string" calcext:value-type="string" table:number-columns-spanned="2" table:number-rows-spanned="1">
            <text:p>SqueezeNet</text:p>
          </table:table-cell>
          <table:covered-table-cell table:style-name="ce3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GrayScale</text:p>
          </table:table-cell>
          <table:covered-table-cell table:style-name="ce3"/>
          <table:table-cell table:number-columns-repeated="2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table:formula="of:=[.G11]-[.B11]" office:value-type="float" office:value="-196" calcext:value-type="float">
            <text:p>-196</text:p>
          </table:table-cell>
          <table:table-cell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1846" calcext:value-type="float">
            <text:p>1846</text:p>
          </table:table-cell>
          <table:table-cell table:style-name="ce11" table:formula="of:=[.G12]-[.B12]" office:value-type="float" office:value="-267" calcext:value-type="float">
            <text:p>-267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1" table:formula="of:=[.G13]-[.B13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P 1</text:p>
          </table:table-cell>
          <table:table-cell table:style-name="ce13" office:value-type="percentage" office:value="0.289319398419577" calcext:value-type="percentage">
            <text:p>28.93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575" calcext:value-type="percentage">
            <text:p>57.50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3" office:value-type="percentage" office:value="0.239357634463421" calcext:value-type="percentage">
            <text:p>23.94%</text:p>
          </table:table-cell>
          <table:table-cell table:style-name="ce13" table:formula="of:=[.G14]-[.B14]" office:value-type="percentage" office:value="-0.0499617639561561" calcext:value-type="percentage">
            <text:p>-5.00%</text:p>
          </table:table-cell>
          <table:table-cell/>
        </table:table-row>
        <table:table-row table:style-name="ro5">
          <table:table-cell office:value-type="string" calcext:value-type="string">
            <text:p>TOP 5</text:p>
          </table:table-cell>
          <table:table-cell table:style-name="ce12" office:value-type="percentage" office:value="0.538618404282437" calcext:value-type="percentage">
            <text:p>53.86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803" calcext:value-type="percentage">
            <text:p>80.30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3" office:value-type="percentage" office:value="0.470558246240122" calcext:value-type="percentage">
            <text:p>47.06%</text:p>
          </table:table-cell>
          <table:table-cell table:style-name="ce13" table:formula="of:=[.G15]-[.B15]" office:value-type="percentage" office:value="-0.0680601580423146" calcext:value-type="percentage">
            <text:p>-6.81%</text:p>
          </table:table-cell>
          <table:table-cell/>
        </table:table-row>
        <table:table-row table:style-name="ro3">
          <table:table-cell table:style-name="Default" table:number-columns-repeated="3"/>
          <table:table-cell table:number-columns-repeated="6"/>
        </table:table-row>
        <table:table-row table:style-name="ro8" table:number-rows-repeated="2">
          <table:table-cell table:style-name="Default" table:number-columns-repeated="3"/>
          <table:table-cell table:number-columns-repeated="6"/>
        </table:table-row>
        <table:table-row table:style-name="ro4">
          <table:table-cell table:style-name="ce1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style-name="Default"/>
          <table:table-cell table:number-columns-repeated="6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13 MB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1</text:p>
          </table:table-cell>
          <table:table-cell table:style-name="ce13" office:value-type="percentage" office:value="0.00101962783583992" calcext:value-type="percentage">
            <text:p>0.10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094" calcext:value-type="percentage">
            <text:p>70.94%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5</text:p>
          </table:table-cell>
          <table:table-cell table:style-name="ce13" office:value-type="percentage" office:value="0.00535304613815957" calcext:value-type="percentage">
            <text:p>0.54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8999" calcext:value-type="percentage">
            <text:p>89.99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2" table:number-rows-spanned="1">
            <text:p>Inception BN</text:p>
          </table:table-cell>
          <table:covered-table-cell table:style-name="ce3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GrayScale</text:p>
          </table:table-cell>
          <table:covered-table-cell table:style-name="ce3"/>
          <table:table-cell table:number-columns-repeated="2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184" calcext:value-type="float">
            <text:p>2184</text:p>
          </table:table-cell>
          <table:table-cell table:style-name="ce11" table:formula="of:=[.G29]-[.B29]" office:value-type="float" office:value="-182" calcext:value-type="float">
            <text:p>-182</text:p>
          </table:table-cell>
          <table:table-cell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41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151" calcext:value-type="float">
            <text:p>3151</text:p>
          </table:table-cell>
          <table:table-cell table:style-name="ce11" table:formula="of:=[.G30]-[.B30]" office:value-type="float" office:value="-175" calcext:value-type="float">
            <text:p>-175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1" table:formula="of:=[.G31]-[.B31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P 1</text:p>
          </table:table-cell>
          <table:table-cell table:style-name="ce12" office:value-type="percentage" office:value="0.603109864899312" calcext:value-type="percentage">
            <text:p>60.31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828" calcext:value-type="percentage">
            <text:p>82.80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2" office:value-type="percentage" office:value="0.556716798368595" calcext:value-type="percentage">
            <text:p>55.67%</text:p>
          </table:table-cell>
          <table:table-cell table:style-name="ce13" table:formula="of:=[.G32]-[.B32]" office:value-type="percentage" office:value="-0.0463930665307165" calcext:value-type="percentage">
            <text:p>-4.64%</text:p>
          </table:table-cell>
          <table:table-cell/>
        </table:table-row>
        <table:table-row table:style-name="ro5">
          <table:table-cell office:value-type="string" calcext:value-type="string">
            <text:p>TOP 5</text:p>
          </table:table-cell>
          <table:table-cell table:style-name="ce14" office:value-type="percentage" office:value="0.847820545500892" calcext:value-type="percentage">
            <text:p>84.78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642" calcext:value-type="percentage">
            <text:p>96.42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4" office:value-type="percentage" office:value="0.803211827682896" calcext:value-type="percentage">
            <text:p>80.32%</text:p>
          </table:table-cell>
          <table:table-cell table:style-name="ce13" table:formula="of:=[.G33]-[.B33]" office:value-type="percentage" office:value="-0.0446087178179962" calcext:value-type="percentage">
            <text:p>-4.46%</text:p>
          </table:table-cell>
          <table:table-cell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2" table:number-rows-spanned="1">
            <text:p>MX VGG19</text:p>
          </table:table-cell>
          <table:covered-table-cell table:style-name="Default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GrayScale</text:p>
          </table:table-cell>
          <table:covered-table-cell table:style-name="ce3"/>
          <table:table-cell table:number-columns-repeated="2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~ 10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1613" calcext:value-type="float">
            <text:p>1613</text:p>
          </table:table-cell>
          <table:table-cell table:style-name="ce11" table:formula="of:=[.G38]-[.B38]" office:value-type="float" office:value="-702" calcext:value-type="float">
            <text:p>-702</text:p>
          </table:table-cell>
          <table:table-cell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09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2587" calcext:value-type="float">
            <text:p>2587</text:p>
          </table:table-cell>
          <table:table-cell table:style-name="ce11" table:formula="of:=[.G39]-[.B39]" office:value-type="float" office:value="-630" calcext:value-type="float">
            <text:p>-63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1" table:formula="of:=[.G40]-[.B40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P 1</text:p>
          </table:table-cell>
          <table:table-cell table:style-name="ce12" office:value-type="percentage" office:value="0.590109609992353" calcext:value-type="percentage">
            <text:p>59.01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372" calcext:value-type="percentage">
            <text:p>73.72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3" office:value-type="percentage" office:value="0.411164924802447" calcext:value-type="percentage">
            <text:p>41.12%</text:p>
          </table:table-cell>
          <table:table-cell table:style-name="ce13" table:formula="of:=[.G41]-[.B41]" office:value-type="percentage" office:value="-0.178944685189906" calcext:value-type="percentage">
            <text:p>-17.89%</text:p>
          </table:table-cell>
          <table:table-cell/>
        </table:table-row>
        <table:table-row table:style-name="ro5">
          <table:table-cell office:value-type="string" calcext:value-type="string">
            <text:p>TOP 5</text:p>
          </table:table-cell>
          <table:table-cell table:style-name="ce14" office:value-type="percentage" office:value="0.820035686974254" calcext:value-type="percentage">
            <text:p>82.00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58" calcext:value-type="percentage">
            <text:p>91.58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2" office:value-type="percentage" office:value="0.659444302829467" calcext:value-type="percentage">
            <text:p>65.94%</text:p>
          </table:table-cell>
          <table:table-cell table:style-name="ce13" table:formula="of:=[.G42]-[.B42]" office:value-type="percentage" office:value="-0.160591384144787" calcext:value-type="percentage">
            <text:p>-16.06%</text:p>
          </table:table-cell>
          <table:table-cell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style-name="Default"/>
          <table:table-cell table:number-columns-repeated="6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215 MB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1</text:p>
          </table:table-cell>
          <table:table-cell table:style-name="ce13" office:value-type="percentage" office:value="0.00152944175375988" calcext:value-type="percentage">
            <text:p>0.15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742" calcext:value-type="percentage">
            <text:p>77.42%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5</text:p>
          </table:table-cell>
          <table:table-cell table:style-name="ce13" office:value-type="percentage" office:value="0.00739230180983941" calcext:value-type="percentage">
            <text:p>0.74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2" table:number-rows-spanned="1">
            <text:p>ResNet50 V2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91 MB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1</text:p>
          </table:table-cell>
          <table:table-cell table:style-name="ce13" office:value-type="percentage" office:value="0.00713739485087943" calcext:value-type="percentage">
            <text:p>0.71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581" calcext:value-type="percentage">
            <text:p>75.81%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5</text:p>
          </table:table-cell>
          <table:table-cell table:style-name="ce13" office:value-type="percentage" office:value="0.0203925567167984" calcext:value-type="percentage">
            <text:p>2.04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2" table:number-rows-spanned="1">
            <text:p>VGG16 BN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489 MB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1</text:p>
          </table:table-cell>
          <table:table-cell table:style-name="ce13" office:value-type="percentage" office:value="0.00841192964567933" calcext:value-type="percentage">
            <text:p>0.84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271" calcext:value-type="percentage">
            <text:p>72.71%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5</text:p>
          </table:table-cell>
          <table:table-cell table:style-name="ce13" office:value-type="percentage" office:value="0.0270201376497578" calcext:value-type="percentage">
            <text:p>2.70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21" calcext:value-type="percentage">
            <text:p>91.21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2" table:number-rows-spanned="1">
            <text:p>VGG19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09 MB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1</text:p>
          </table:table-cell>
          <table:table-cell table:style-name="ce13" office:value-type="percentage" office:value="0.445832271221004" calcext:value-type="percentage">
            <text:p>44.58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372" calcext:value-type="percentage">
            <text:p>73.72%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5</text:p>
          </table:table-cell>
          <table:table-cell table:style-name="ce12" office:value-type="percentage" office:value="0.693092021412185" calcext:value-type="percentage">
            <text:p>69.31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58" calcext:value-type="percentage">
            <text:p>91.58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2" table:number-rows-spanned="1">
            <text:p>VCC19 BN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~ 10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07 MB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1</text:p>
          </table:table-cell>
          <table:table-cell table:style-name="ce13" office:value-type="percentage" office:value="0.00764720876879939" calcext:value-type="percentage">
            <text:p>0.76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383" calcext:value-type="percentage">
            <text:p>73.83%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OP 5</text:p>
          </table:table-cell>
          <table:table-cell table:style-name="ce13" office:value-type="percentage" office:value="0.0270201376497578" calcext:value-type="percentage">
            <text:p>2.70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79" calcext:value-type="percentage">
            <text:p>91.79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2" table:number-rows-spanned="1">
            <text:p>MX Resnet152</text:p>
          </table:table-cell>
          <table:covered-table-cell table:style-name="Default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GrayScale</text:p>
          </table:table-cell>
          <table:covered-table-cell table:style-name="ce3"/>
          <table:table-cell table:number-columns-repeated="2"/>
        </table:table-row>
        <table:table-row table:style-name="ro5">
          <table:table-cell office:value-type="string" calcext:value-type="string">
            <text:p>Guess T1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10" calcext:value-type="float">
            <text:p>2610</text:p>
          </table:table-cell>
          <table:table-cell table:style-name="ce11" table:formula="of:=[.G92]-[.B92]" office:value-type="float" office:value="-234" calcext:value-type="float">
            <text:p>-234</text:p>
          </table:table-cell>
          <table:table-cell/>
        </table:table-row>
        <table:table-row table:style-name="ro5">
          <table:table-cell office:value-type="string" calcext:value-type="string">
            <text:p>Guess T5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215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451" calcext:value-type="float">
            <text:p>3451</text:p>
          </table:table-cell>
          <table:table-cell table:style-name="ce11" table:formula="of:=[.G93]-[.B93]" office:value-type="float" office:value="-145" calcext:value-type="float">
            <text:p>-145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34" office:value-type="string" calcext:value-type="string">
            <text:p>Medium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1" table:formula="of:=[.G94]-[.B94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P 1</text:p>
          </table:table-cell>
          <table:table-cell table:style-name="ce14" office:value-type="percentage" office:value="0.724955391282182" calcext:value-type="percentage">
            <text:p>72.50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742" calcext:value-type="percentage">
            <text:p>77.42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36" office:value-type="percentage" office:value="0.665307162885547" calcext:value-type="percentage">
            <text:p>66.53%</text:p>
          </table:table-cell>
          <table:table-cell table:style-name="ce13" table:formula="of:=[.G95]-[.B95]" office:value-type="percentage" office:value="-0.0596482283966352" calcext:value-type="percentage">
            <text:p>-5.96%</text:p>
          </table:table-cell>
          <table:table-cell/>
        </table:table-row>
        <table:table-row table:style-name="ro5">
          <table:table-cell office:value-type="string" calcext:value-type="string">
            <text:p>TOP 5</text:p>
          </table:table-cell>
          <table:table-cell table:style-name="ce14" office:value-type="percentage" office:value="0.916645424420087" calcext:value-type="percentage">
            <text:p>91.66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37" office:value-type="percentage" office:value="0.87968391537089" calcext:value-type="percentage">
            <text:p>87.97%</text:p>
          </table:table-cell>
          <table:table-cell table:style-name="ce13" table:formula="of:=[.G96]-[.B96]" office:value-type="percentage" office:value="-0.0369615090491974" calcext:value-type="percentage">
            <text:p>-3.70%</text:p>
          </table:table-cell>
          <table:table-cell/>
        </table:table-row>
        <calcext:conditional-formats>
          <calcext:conditional-format calcext:target-range-address="'Image Classification'.G95:'Image Classification'.G96">
            <calcext:condition calcext:apply-style-name="Untitled1" calcext:value="between(0;0,0;49)" calcext:base-cell-address="'Image Classification'.G95"/>
            <calcext:condition calcext:apply-style-name="Untitled2" calcext:value="between(0;50,0;69)" calcext:base-cell-address="'Image Classification'.G95"/>
            <calcext:condition calcext:apply-style-name="Untitled3" calcext:value="between(0;70,1;0)" calcext:base-cell-address="'Image Classification'.G95"/>
          </calcext:conditional-format>
        </calcext:conditional-formats>
      </table:table>
      <table:table table:name="Image Segmentation" table:style-name="ta1">
        <table:table-column table:style-name="co6" table:default-cell-style-name="ce50"/>
        <table:table-column table:style-name="co7" table:default-cell-style-name="ce52"/>
        <table:table-row table:style-name="ro6">
          <table:table-cell table:style-name="ce49" office:value-type="string" calcext:value-type="string">
            <text:p>Tiny YOLO</text:p>
          </table:table-cell>
          <table:table-cell table:style-name="ce51"/>
        </table:table-row>
        <table:table-row table:style-name="ro7">
          <table:table-cell office:value-type="string" calcext:value-type="string">
            <text:p>Correct Guesses</text:p>
          </table:table-cell>
          <table:table-cell office:value-type="float" office:value="12964" calcext:value-type="float">
            <text:p>12964</text:p>
          </table:table-cell>
        </table:table-row>
        <table:table-row table:style-name="ro7">
          <table:table-cell office:value-type="string" calcext:value-type="string">
            <text:p>Total Images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7">
          <table:table-cell office:value-type="string" calcext:value-type="string">
            <text:p>Detection Time</text:p>
          </table:table-cell>
          <table:table-cell table:style-name="ce53" office:value-type="string" calcext:value-type="string">
            <text:p>~ 1s</text:p>
          </table:table-cell>
        </table:table-row>
        <table:table-row table:style-name="ro7">
          <table:table-cell office:value-type="string" calcext:value-type="string">
            <text:p>Model Size</text:p>
          </table:table-cell>
          <table:table-cell table:style-name="ce54" office:value-type="string" calcext:value-type="string">
            <text:p>60MB</text:p>
          </table:table-cell>
        </table:table-row>
        <table:table-row table:style-name="ro7">
          <table:table-cell office:value-type="string" calcext:value-type="string">
            <text:p>Precision</text:p>
          </table:table-cell>
          <table:table-cell table:style-name="ce55" table:formula="of:=[.B2]/[.B3]" office:value-type="percentage" office:value="0.757021897810219" calcext:value-type="percentage">
            <text:p>75.70%</text:p>
          </table:table-cell>
        </table:table-row>
        <table:table-row table:style-name="ro3" table:number-rows-repeated="3">
          <table:table-cell table:style-name="Default" table:number-columns-repeated="2"/>
        </table:table-row>
        <table:table-row table:style-name="ro6">
          <table:table-cell table:style-name="ce49" office:value-type="string" calcext:value-type="string">
            <text:p>YOLO V2</text:p>
          </table:table-cell>
          <table:table-cell table:style-name="ce51"/>
        </table:table-row>
        <table:table-row table:style-name="ro7">
          <table:table-cell office:value-type="string" calcext:value-type="string">
            <text:p>Correct Guesses</text:p>
          </table:table-cell>
          <table:table-cell office:value-type="float" office:value="6119" calcext:value-type="float">
            <text:p>6119</text:p>
          </table:table-cell>
        </table:table-row>
        <table:table-row table:style-name="ro7">
          <table:table-cell office:value-type="string" calcext:value-type="string">
            <text:p>Total Images</text:p>
          </table:table-cell>
          <table:table-cell office:value-type="float" office:value="6432" calcext:value-type="float">
            <text:p>6432</text:p>
          </table:table-cell>
        </table:table-row>
        <table:table-row table:style-name="ro7">
          <table:table-cell office:value-type="string" calcext:value-type="string">
            <text:p>Detection Time</text:p>
          </table:table-cell>
          <table:table-cell table:style-name="ce56" office:value-type="string" calcext:value-type="string">
            <text:p>~ 6s</text:p>
          </table:table-cell>
        </table:table-row>
        <table:table-row table:style-name="ro7">
          <table:table-cell office:value-type="string" calcext:value-type="string">
            <text:p>Model Size</text:p>
          </table:table-cell>
          <table:table-cell table:style-name="ce54" office:value-type="string" calcext:value-type="string">
            <text:p>200MB</text:p>
          </table:table-cell>
        </table:table-row>
        <table:table-row table:style-name="ro7">
          <table:table-cell office:value-type="string" calcext:value-type="string">
            <text:p>Precision</text:p>
          </table:table-cell>
          <table:table-cell table:style-name="ce55" table:formula="of:=[.B11]/[.B12]" office:value-type="percentage" office:value="0.951337064676617" calcext:value-type="percentage">
            <text:p>95.1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1.6929in" fo:page-height="8.2681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20:01:14.495449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3-25T20:02:47.618738157</dc:date>
    <meta:editing-duration>PT4H52M25S</meta:editing-duration>
    <meta:editing-cycles>29</meta:editing-cycles>
    <meta:generator>LibreOffice/7.0.3.1$Linux_X86_64 LibreOffice_project/00$Build-1</meta:generator>
    <meta:document-statistic meta:table-count="2" meta:cell-count="333" meta:object-count="0"/>
  </office:meta>
</office:document-meta>
</file>